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7317"/>
    </style:style>
    <style:style style:name="P2" style:family="paragraph" style:parent-style-name="Standard">
      <style:text-properties officeooo:rsid="00193b6b" officeooo:paragraph-rsid="00193b6b"/>
    </style:style>
    <style:style style:name="P3" style:family="paragraph" style:parent-style-name="Standard">
      <style:text-properties officeooo:rsid="001a5610" officeooo:paragraph-rsid="001a5610"/>
    </style:style>
    <style:style style:name="P4" style:family="paragraph" style:parent-style-name="Standard">
      <style:text-properties officeooo:rsid="001d7317" officeooo:paragraph-rsid="001d7317"/>
    </style:style>
    <style:style style:name="P5" style:family="paragraph" style:parent-style-name="Standard">
      <style:text-properties officeooo:rsid="00193b6b" officeooo:paragraph-rsid="00193b6b" fo:background-color="#ffff00"/>
    </style:style>
    <style:style style:name="P6" style:family="paragraph" style:parent-style-name="Standard">
      <style:text-properties style:text-underline-style="none" fo:font-weight="normal" officeooo:rsid="001d7317" officeooo:paragraph-rsid="001d7317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a5610" officeooo:paragraph-rsid="001a5610" style:font-weight-asian="bold" style:font-weight-complex="bold"/>
    </style:style>
    <style:style style:name="P8" style:family="paragraph" style:parent-style-name="Standard">
      <style:text-properties officeooo:paragraph-rsid="001e8eb3"/>
    </style:style>
    <style:style style:name="P9" style:family="paragraph" style:parent-style-name="Standard">
      <style:text-properties officeooo:rsid="002bf2ab" officeooo:paragraph-rsid="002bf2ab"/>
    </style:style>
    <style:style style:name="P10" style:family="paragraph" style:parent-style-name="Standard">
      <style:text-properties officeooo:rsid="00260122" officeooo:paragraph-rsid="00193b6b"/>
    </style:style>
    <style:style style:name="P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officeooo:paragraph-rsid="001a5610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officeooo:rsid="00260122" officeooo:paragraph-rsid="00260122" fo:background-color="transparen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officeooo:rsid="00260122" officeooo:paragraph-rsid="002be899" fo:background-color="transparent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officeooo:rsid="002bf2ab" officeooo:paragraph-rsid="002bf2ab" fo:background-color="transparent"/>
    </style:style>
    <style:style style:name="P15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size="10pt" officeooo:rsid="001a5610" officeooo:paragraph-rsid="001a5610" style:font-size-asian="10pt" style:font-size-complex="10pt"/>
    </style:style>
    <style:style style:name="P16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size="10pt" officeooo:paragraph-rsid="001a5610" style:font-size-asian="10pt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officeooo:rsid="001a5610" officeooo:paragraph-rsid="001a5610"/>
    </style:style>
    <style:style style:name="P18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officeooo:rsid="001a5610" officeooo:paragraph-rsid="002be899"/>
    </style:style>
    <style:style style:name="P19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officeooo:paragraph-rsid="001a5610"/>
    </style:style>
    <style:style style:name="P20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officeooo:paragraph-rsid="001d7317"/>
    </style:style>
    <style:style style:name="P21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bold" officeooo:rsid="001a5610" officeooo:paragraph-rsid="001d7317" style:font-weight-asian="bold" style:font-weight-complex="bold"/>
    </style:style>
    <style:style style:name="P22" style:family="paragraph" style:parent-style-name="Standard">
      <style:paragraph-properties fo:margin-left="1.399cm" fo:margin-right="0cm" fo:text-indent="-0.152cm" style:auto-text-indent="false" fo:background-color="transparent">
        <style:tab-stops/>
        <style:background-image/>
      </style:paragraph-properties>
      <style:text-properties officeooo:rsid="001a5610" officeooo:paragraph-rsid="0023347d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fo:font-weight="bold" officeooo:rsid="002bf2ab" officeooo:paragraph-rsid="002bf2ab" fo:background-color="transparent" style:font-weight-asian="bold" style:font-weight-complex="bold"/>
    </style:style>
    <style:style style:name="P24" style:family="paragraph" style:parent-style-name="Standard" style:list-style-name="L1">
      <style:paragraph-properties fo:margin-left="0.492cm" fo:margin-right="0cm" fo:text-indent="-0.492cm" style:auto-text-indent="false">
        <style:tab-stops>
          <style:tab-stop style:position="-0.019cm"/>
        </style:tab-stops>
      </style:paragraph-properties>
      <style:text-properties officeooo:paragraph-rsid="001d7317"/>
    </style:style>
    <style:style style:name="P25" style:family="paragraph" style:parent-style-name="Standard" style:list-style-name="L1">
      <style:paragraph-properties fo:margin-left="0.492cm" fo:margin-right="0cm" fo:text-indent="-0.492cm" style:auto-text-indent="false">
        <style:tab-stops>
          <style:tab-stop style:position="-0.019cm"/>
        </style:tab-stops>
      </style:paragraph-properties>
      <style:text-properties officeooo:paragraph-rsid="001fd40a"/>
    </style:style>
    <style:style style:name="P26" style:family="paragraph" style:parent-style-name="Standard">
      <style:paragraph-properties fo:margin-left="0.492cm" fo:margin-right="0cm" fo:text-indent="-0.492cm" style:auto-text-indent="false">
        <style:tab-stops>
          <style:tab-stop style:position="-0.019cm"/>
        </style:tab-stops>
      </style:paragraph-properties>
      <style:text-properties officeooo:paragraph-rsid="001fd40a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.492cm"/>
        </style:tab-stops>
      </style:paragraph-properties>
      <style:text-properties officeooo:paragraph-rsid="001fd40a"/>
    </style:style>
    <style:style style:name="P28" style:family="paragraph" style:parent-style-name="Standard">
      <style:paragraph-properties fo:margin-left="1.251cm" fo:margin-right="0cm" fo:text-indent="-0.492cm" style:auto-text-indent="false">
        <style:tab-stops>
          <style:tab-stop style:position="-0.019cm"/>
        </style:tab-stops>
      </style:paragraph-properties>
      <style:text-properties officeooo:rsid="002c77d9" officeooo:paragraph-rsid="002c77d9"/>
    </style:style>
    <style:style style:name="T1" style:family="text">
      <style:text-properties officeooo:rsid="001d7317"/>
    </style:style>
    <style:style style:name="T2" style:family="text">
      <style:text-properties officeooo:rsid="00193b6b"/>
    </style:style>
    <style:style style:name="T3" style:family="text">
      <style:text-properties officeooo:rsid="001a561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5610" style:font-weight-asian="bold" style:font-weight-complex="bold"/>
    </style:style>
    <style:style style:name="T6" style:family="text">
      <style:text-properties fo:font-weight="bold" officeooo:rsid="00260122" style:font-weight-asian="bold" style:font-weight-complex="bold"/>
    </style:style>
    <style:style style:name="T7" style:family="text">
      <style:text-properties fo:font-weight="bold" officeooo:rsid="002be899" style:font-weight-asian="bold" style:font-weight-complex="bold"/>
    </style:style>
    <style:style style:name="T8" style:family="text">
      <style:text-properties officeooo:rsid="00193b6b" fo:background-color="#ffff00" loext:char-shading-value="0"/>
    </style:style>
    <style:style style:name="T9" style:family="text">
      <style:text-properties officeooo:rsid="001a5610" fo:background-color="#ffff00" loext:char-shading-value="0"/>
    </style:style>
    <style:style style:name="T10" style:family="text">
      <style:text-properties officeooo:rsid="001fd40a" fo:background-color="#ffff00" loext:char-shading-value="0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c2b47" style:font-weight-asian="normal" style:font-weight-complex="normal"/>
    </style:style>
    <style:style style:name="T13" style:family="text">
      <style:text-properties style:text-underline-style="none" fo:font-weight="normal" officeooo:rsid="001d7317" style:font-weight-asian="normal" style:font-weight-complex="normal"/>
    </style:style>
    <style:style style:name="T14" style:family="text">
      <style:text-properties style:text-underline-style="none" fo:font-weight="normal" officeooo:rsid="002be899" style:font-weight-asian="normal" style:font-weight-complex="normal"/>
    </style:style>
    <style:style style:name="T15" style:family="text">
      <style:text-properties style:text-underline-style="none" fo:font-weight="normal" officeooo:rsid="002bf2ab" style:font-weight-asian="normal" style:font-weight-complex="normal"/>
    </style:style>
    <style:style style:name="T16" style:family="text">
      <style:text-properties style:text-underline-style="none" fo:font-weight="normal" officeooo:rsid="002ce3f4" style:font-weight-asian="normal" style:font-weight-complex="normal"/>
    </style:style>
    <style:style style:name="T17" style:family="text">
      <style:text-properties style:text-underline-style="none" fo:font-weight="bold" officeooo:rsid="002bf2ab" style:font-weight-asian="bold" style:font-weight-complex="bold"/>
    </style:style>
    <style:style style:name="T18" style:family="text">
      <style:text-properties style:text-underline-style="none" fo:font-weight="bold" officeooo:rsid="002be899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d7317" style:font-size-asian="10pt" style:font-size-complex="10pt"/>
    </style:style>
    <style:style style:name="T21" style:family="text">
      <style:text-properties fo:font-size="10pt" officeooo:rsid="001a5610" style:font-size-asian="10pt" style:font-size-complex="10pt"/>
    </style:style>
    <style:style style:name="T22" style:family="text">
      <style:text-properties fo:font-size="10pt" officeooo:rsid="0023347d" style:font-size-asian="10pt" style:font-size-complex="10pt"/>
    </style:style>
    <style:style style:name="T23" style:family="text">
      <style:text-properties fo:font-size="10pt" officeooo:rsid="00260122" style:font-size-asian="10pt" style:font-size-complex="10pt"/>
    </style:style>
    <style:style style:name="T24" style:family="text">
      <style:text-properties fo:font-size="10pt" officeooo:rsid="002be899" style:font-size-asian="10pt" style:font-size-complex="10pt"/>
    </style:style>
    <style:style style:name="T25" style:family="text">
      <style:text-properties fo:font-size="10pt" fo:font-weight="bold" officeooo:rsid="001a5610" style:font-size-asian="10pt" style:font-weight-asian="bold" style:font-size-complex="10pt" style:font-weight-complex="bold"/>
    </style:style>
    <style:style style:name="T26" style:family="text">
      <style:text-properties fo:font-weight="normal" officeooo:rsid="0021b8ac" style:font-weight-asian="normal" style:font-weight-complex="normal"/>
    </style:style>
    <style:style style:name="T27" style:family="text">
      <style:text-properties fo:font-weight="normal" officeooo:rsid="00260122" style:font-weight-asian="normal" style:font-weight-complex="normal"/>
    </style:style>
    <style:style style:name="T28" style:family="text">
      <style:text-properties fo:font-weight="normal" officeooo:rsid="002be899" style:font-weight-asian="normal" style:font-weight-complex="normal"/>
    </style:style>
    <style:style style:name="T29" style:family="text">
      <style:text-properties officeooo:rsid="00260122"/>
    </style:style>
    <style:style style:name="T30" style:family="text">
      <style:text-properties officeooo:rsid="002be899"/>
    </style:style>
    <style:style style:name="T31" style:family="text">
      <style:text-properties officeooo:rsid="002bf2ab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lem tenir una aplicació <text:span text:style-name="T1">que gestioni els meus amics. El formulari ha de contenir un menu principal, una barra d'eines, i per últim un TextBox multilinial.</text:span></text:p>
      <text:p text:style-name="P10"/>
      <text:p text:style-name="P12">Quan s'iniciï el formulari, volem que surti maximitzat.</text:p>
      <text:p text:style-name="P13">Continuant amb el formulari, <text:span text:style-name="T31">ha de tenir una</text:span> icon<text:span text:style-name="T31">a </text:span>personalitza<text:span text:style-name="T31">da</text:span> en lloc del que vé per defecte. </text:p>
      <text:p text:style-name="P13">També <text:span text:style-name="T31">no ha de contenir a</text:span> la barra <text:span text:style-name="T31">l'opció de</text:span> maximitzar <text:span text:style-name="T31">ni de minimitzar</text:span>.</text:p>
      <text:p text:style-name="P13"/>
      <text:p text:style-name="P14">Si cliquem a sobre del TextBox amb el botó dret del ratolí, m'ha de deixar veure un menú contextual amb les opcions de <text:span text:style-name="T4">canviar</text:span> el tipus i la mida de la <text:span text:style-name="T4">lletra</text:span> i <text:span text:style-name="T4">canviar</text:span> el color de <text:span text:style-name="T4">fons.</text:span></text:p>
      <text:p text:style-name="P23"/>
      <text:p text:style-name="P4"><text:span text:style-name="T29">Respecte de les o</text:span>pcions del menú:</text:p>
      <text:p text:style-name="P5"/>
      <text:list xml:id="list4168304961277037166" text:style-name="L1">
        <text:list-item>
          <text:p text:style-name="P24"><text:span text:style-name="T8">Arxiu</text:span><text:span text:style-name="T2">:</text:span><text:span text:style-name="T12"> </text:span></text:p>
        </text:list-item>
      </text:list>
      <text:p text:style-name="P1"><text:span text:style-name="T12"><text:tab/></text:span><text:span text:style-name="T13">Conté les opcions </text:span><text:span text:style-name="T15">següents:</text:span></text:p>
      <text:p text:style-name="P6"/>
      <text:p text:style-name="P11"><text:span text:style-name="T5"><text:tab/>C</text:span><text:span text:style-name="T6">a</text:span><text:span text:style-name="T5">rrega:</text:span></text:p>
      <text:p text:style-name="P15">- Aquesta opció és la única habilitada quan comencem la nostra aplicació.</text:p>
      <text:p text:style-name="P17"><text:span text:style-name="T19">- Navega pel teu sistema de carpetes per obrir un arxiu de texte </text:span><text:span text:style-name="T24">agenda{Usuari}.txt</text:span></text:p>
      <text:p text:style-name="P19"><text:span text:style-name="T25">-</text:span><text:span text:style-name="T21"> La carpeta d'inici de la navegació és </text:span><text:span text:style-name="T23">la</text:span><text:span text:style-name="T21"> </text:span><text:span text:style-name="T24">unitat C:</text:span></text:p>
      <text:p text:style-name="P16"><text:span text:style-name="T5">-</text:span><text:span text:style-name="T3"> Les línies del fitxer tenen totes aquest estil </text:span><text:span text:style-name="T5">nom:cognoms:</text:span><text:span text:style-name="T7">telefon:mòbil:email:[altres conceptes que creguis convenients]</text:span></text:p>
      <text:p text:style-name="P16"><text:span text:style-name="T5">- </text:span><text:span text:style-name="T26">Quan l'obres es carr</text:span><text:span text:style-name="T28">e</text:span><text:span text:style-name="T26">ga tot l'arxiu dins del </text:span><text:span text:style-name="T27">T</text:span><text:span text:style-name="T26">extBox </text:span><text:span text:style-name="T28">multilinial en mode de només lectura</text:span><text:span text:style-name="T26">.</text:span></text:p>
      <text:p text:style-name="P20"><text:span text:style-name="T5">De nou</text:span><text:span text:style-name="T3">:</text:span></text:p>
      <text:p text:style-name="P18">-<text:span text:style-name="T19"> </text:span><text:span text:style-name="T24">S'habilita només quan carreguem l'arxiu.</text:span></text:p>
      <text:p text:style-name="P18"><text:span text:style-name="T24">- </text:span><text:span text:style-name="T22">Esborra tot el que hi hagi al </text:span><text:span text:style-name="T23">T</text:span><text:span text:style-name="T22">extBox </text:span><text:span text:style-name="T24">en aquests moments i ens deixa poder escriure en ell</text:span><text:span text:style-name="T22">.</text:span></text:p>
      <text:p text:style-name="P18"><text:span text:style-name="T22">- Abans d</text:span><text:span text:style-name="T24">'esborrar-ho tot</text:span><text:span text:style-name="T22"> e</text:span><text:span text:style-name="T24">n</text:span><text:span text:style-name="T22">s demana si es vol guardar </text:span><text:span text:style-name="T24">(</text:span><text:span text:style-name="T23">només en el cas que hi hagi algun texte al TextBox</text:span><text:span text:style-name="T24">) al final de l'arxiu carregat</text:span></text:p>
      <text:p text:style-name="P18"><text:span text:style-name="T22">- </text:span><text:span text:style-name="T24">Ara podem escriure, i ho haurem de fer en el format explicitat a dalt. Una línia per contacte nou.</text:span></text:p>
      <text:p text:style-name="P21">Guardar dades:</text:p>
      <text:p text:style-name="P22">-<text:span text:style-name="T19">Guarda les dades </text:span><text:span text:style-name="T24">afegint les línies <text:s/></text:span><text:span text:style-name="T19">que es visualitzen </text:span><text:span text:style-name="T20">a</text:span><text:span text:style-name="T19">l </text:span><text:span text:style-name="T23">T</text:span><text:span text:style-name="T22">extBox </text:span><text:span text:style-name="T24">sobre l'arxiu prèviament carregat</text:span><text:span text:style-name="T19">.</text:span></text:p>
      <text:p text:style-name="P21">Sortir de l'aplicació: </text:p>
      <text:p text:style-name="P17">-<text:span text:style-name="T30">T</text:span><text:span text:style-name="T19">anca l'aplicació </text:span><text:span text:style-name="T24">però abans ens avisa que no es guardaran els canvis, per si volen cancel·lar</text:span></text:p>
      <text:p text:style-name="P3"/>
      <text:p text:style-name="P3"/>
      <text:list xml:id="list144600078152549" text:continue-numbering="true" text:style-name="L1">
        <text:list-item>
          <text:p text:style-name="P25"><text:span text:style-name="T10">Edició</text:span><text:span text:style-name="T2">:</text:span><text:span text:style-name="T12"> </text:span></text:p>
        </text:list-item>
      </text:list>
      <text:p text:style-name="P26"/>
      <text:p text:style-name="P28"><text:span text:style-name="T12">S</text:span><text:span text:style-name="T11">e pueden pintar</text:span><text:span text:style-name="T16">(resaltar)</text:span><text:span text:style-name="T11"> las coincidencias de los usuarios.</text:span></text:p>
      <text:p text:style-name="P8"><text:span text:style-name="T13"><text:tab/>Conté les opcions </text:span><text:span text:style-name="T14">de: </text:span><text:span text:style-name="T17">B</text:span><text:span text:style-name="T18">uscar un contacte</text:span><text:span text:style-name="T14"> </text:span><text:span text:style-name="T15">(pel nom o pel mòbil)</text:span><text:span text:style-name="T14">, </text:span><text:span text:style-name="T17">M</text:span><text:span text:style-name="T18">odificar</text:span><text:span text:style-name="T14"> i </text:span><text:span text:style-name="T18">esborrar</text:span><text:span text:style-name="T14"> un <text:tab/>contacte prèviament buscat pel seu número de mòbil.</text:span></text:p>
      <text:p text:style-name="P9"><text:span text:style-name="T14"><text:tab/>C</text:span><text:span text:style-name="T11">licar sobre qualsevol d'aquestes opcions suposa obrir un altre formulari que ens permet <text:tab/>aconseguir l'opció clicada.</text:span></text:p>
      <text:p text:style-name="P3"/>
      <text:list xml:id="list144139252120459342" text:style-name="L2">
        <text:list-item>
          <text:p text:style-name="P27"><text:span text:style-name="T9">Sobre l'autor</text:span><text:span text:style-name="T3">, obre un formulari sobre informació general de l'aplicació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fo:font-weight="bold"/>
    </style:style>
    <style:style style:name="heading_20_2" style:display-name="heading 2" style:family="paragraph" style:parent-style-name="Standard" style:next-style-name="Standard">
      <style:paragraph-properties fo:text-align="center" style:justify-single-word="false" fo:keep-with-next="always"/>
      <style:text-properties fo:font-weight="bold"/>
    </style:style>
    <style:style style:name="heading_20_3" style:display-name="heading 3" style:family="paragraph" style:parent-style-name="Standard" style:next-style-name="Standard">
      <style:paragraph-properties fo:text-align="center" style:justify-single-word="false" fo:keep-with-next="always"/>
      <style:text-properties style:font-name="Arial" fo:font-family="Arial" fo:font-size="10pt" fo:font-weight="bold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style:font-name="Arial" fo:font-family="Arial" fo:font-size="1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d73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a </meta:initial-creator>
    <meta:creation-date>2014-02-03T21:54:42</meta:creation-date>
    <dc:date>2015-12-14T14:46:00.027000000</dc:date>
    <meta:editing-duration>PT29M45S</meta:editing-duration>
    <meta:editing-cycles>12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28" meta:word-count="353" meta:character-count="2085" meta:non-whitespace-character-count="1752"/>
  </office:meta>
</office:document-meta>
</file>